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.2453in" fo:margin-right="0in" fo:text-align="start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.5pt" style:font-size-asian="10.5pt" style:font-size-complex="10.5pt"/>
    </style:style>
    <style:style style:name="P6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.7346in" fo:margin-right="0in" fo:text-align="start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ching DISSCO</text:p>
      <text:p text:style-name="P3"/>
      <text:list xml:id="list12195999131" text:style-name="L1">
        <text:list-item>
          <text:p text:style-name="P4">Tutorial</text:p>
        </text:list-item>
        <text:list-item>
          <text:p text:style-name="P4">Continuum</text:p>
        </text:list-item>
        <text:list-item>
          <text:p text:style-name="P4">Random/RandomInt</text:p>
        </text:list-item>
        <text:list-item>
          <text:p text:style-name="P4">Select</text:p>
        </text:list-item>
        <text:list-item>
          <text:p text:style-name="P4">Envelopes</text:p>
        </text:list-item>
        <text:list-item>
          <text:p text:style-name="P4">Spectrum</text:p>
        </text:list-item>
        <text:list-item>
          <text:p text:style-name="P4">Frequency</text:p>
          <text:list>
            <text:list-item>
              <text:p text:style-name="P5">Herz</text:p>
            </text:list-item>
            <text:list-item>
              <text:p text:style-name="P5">Equal Temperament</text:p>
            </text:list-item>
            <text:list-item>
              <text:p text:style-name="P5">Partials</text:p>
            </text:list-item>
          </text:list>
        </text:list-item>
        <text:list-item>
          <text:p text:style-name="P4">Loudness</text:p>
        </text:list-item>
      </text:list>
      <text:p text:style-name="P2"/>
      <text:list xml:id="list1459579937" text:continue-numbering="true" text:style-name="L1">
        <text:list-item>
          <text:p text:style-name="P6">seconds, %, EDUs</text:p>
        </text:list-item>
      </text:list>
      <text:p text:style-name="P7"/>
      <text:p text:style-name="P7"/>
      <text:p text:style-name="P7"/>
      <text:p text:style-name="P8">2 Bottoms in High</text:p>
      <text:p text:style-name="P8">more envelopes</text:p>
      <text:p text:style-name="P8">different envelopes on partials</text:p>
      <text:p text:style-name="P7">frequency – logarithmic</text:p>
      <text:p text:style-name="P7">loudness: env 1(?) Stochos Functions as sc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 Tipei</meta:initial-creator>
    <meta:creation-date>2015-07-25T22:25:22</meta:creation-date>
    <dc:date>2015-10-15T13:42:54</dc:date>
    <meta:editing-duration>PT14M2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8" meta:word-count="49" meta:character-count="275" meta:non-whitespace-character-count="256"/>
  </office:meta>
</office:document-meta>
</file>